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Header">
      <style:text-properties fo:font-style="italic" officeooo:rsid="002b2a6e" officeooo:paragraph-rsid="002b2a6e" style:font-style-asian="italic" style:font-style-complex="italic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  <style:text-properties officeooo:rsid="00150b9f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6f151"/>
    </style:style>
    <style:style style:name="T3" style:family="text">
      <style:text-properties officeooo:rsid="0019d0b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1">Pregunta 1:</text:span></text:span> ¿Qué es una partición en un disco duro y cuál es su propósito?</text:p>
      <text:p text:style-name="P4"><text:span text:style-name="Strong_20_Emphasis"><text:span text:style-name="T1">Respuesta 1:</text:span></text:span> Una partición es una división lógica de un disco duro que se utiliza para organizar y gestionar el espacio de almacenamiento de manera eficiente.</text:p>
      <text:p text:style-name="Horizontal_20_Line"/>
      <text:p text:style-name="P4"><text:span text:style-name="Strong_20_Emphasis"><text:span text:style-name="T1">Pregunta 2:</text:span></text:span> ¿Cuál es el comando en la línea de comandos para ver la tabla de particiones de un disco en Linux?</text:p>
      <text:p text:style-name="P4"><text:span text:style-name="Strong_20_Emphasis"><text:span text:style-name="T1">Respuesta 2:</text:span></text:span> El comando para ver la tabla de particiones de un disco en Linux es <text:span text:style-name="Source_20_Text"><text:span text:style-name="T1">fdisk -l</text:span></text:span>.</text:p>
      <text:p text:style-name="Horizontal_20_Line"/>
      <text:p text:style-name="P4"><text:span text:style-name="Strong_20_Emphasis"><text:span text:style-name="T1">Pregunta 3:</text:span></text:span> ¿Cuál es el sistema de archivos más comúnmente utilizado en Linux?</text:p>
      <text:p text:style-name="P4"><text:span text:style-name="Strong_20_Emphasis"><text:span text:style-name="T1">Respuesta 3:</text:span></text:span> El sistema de archivos más comúnmente utilizado en Linux es <text:span text:style-name="Source_20_Text"><text:span text:style-name="T1">ext4</text:span></text:span> (cuarta versión del sistema de archivos extendido).</text:p>
      <text:p text:style-name="Horizontal_20_Line"/>
      <text:p text:style-name="P4"><text:span text:style-name="Strong_20_Emphasis"><text:span text:style-name="T1">Pregunta 4:</text:span></text:span> ¿Cuál es el comando en la línea de comandos para crear una nueva partición en un disco en Linux?</text:p>
      <text:p text:style-name="P4"><text:span text:style-name="Strong_20_Emphasis"><text:span text:style-name="T1">Respuesta 4:</text:span></text:span> El comando para crear una nueva partición en un disco en Linux es <text:span text:style-name="Source_20_Text"><text:span text:style-name="T1">fdisk</text:span></text:span> o <text:span text:style-name="Source_20_Text"><text:span text:style-name="T1">parted</text:span></text:span>, seguido de los pasos de creación.</text:p>
      <text:p text:style-name="Horizontal_20_Line"/>
      <text:p text:style-name="P4"><text:span text:style-name="Strong_20_Emphasis"><text:span text:style-name="T1">Pregunta 5:</text:span></text:span> ¿Cuál es el propósito del comando <text:span text:style-name="Source_20_Text"><text:span text:style-name="T1">mkfs</text:span></text:span> en Linux?</text:p>
      <text:p text:style-name="P4"><text:span text:style-name="Strong_20_Emphasis"><text:span text:style-name="T1">Respuesta 5:</text:span></text:span> El propósito del comando <text:span text:style-name="Source_20_Text"><text:span text:style-name="T1">mkfs</text:span></text:span> es formatear una partición con un sistema de archivos específico.</text:p>
      <text:p text:style-name="Horizontal_20_Line"/>
      <text:p text:style-name="P4"><text:span text:style-name="Strong_20_Emphasis"><text:span text:style-name="T1">Pregunta 6:</text:span></text:span> ¿Cuál es el comando en la línea de comandos para formatear una partición con el sistema de archivos ext4?</text:p>
      <text:p text:style-name="P4"><text:span text:style-name="Strong_20_Emphasis"><text:span text:style-name="T1">Respuesta 6:</text:span></text:span> El comando para formatear una partición con el sistema de archivos ext4 es <text:span text:style-name="Source_20_Text"><text:span text:style-name="T1">mkfs.ext4</text:span></text:span>.</text:p>
      <text:p text:style-name="Horizontal_20_Line"/>
      <text:p text:style-name="P4"><text:span text:style-name="Strong_20_Emphasis"><text:span text:style-name="T1">Pregunta 7:</text:span></text:span> ¿Cuál es el propósito del archivo <text:span text:style-name="Source_20_Text"><text:span text:style-name="T1">/etc/fstab</text:span></text:span> en Linux?</text:p>
      <text:p text:style-name="P4"><text:span text:style-name="Strong_20_Emphasis"><text:span text:style-name="T1">Respuesta 7:</text:span></text:span> El archivo <text:span text:style-name="Source_20_Text"><text:span text:style-name="T1">/etc/fstab</text:span></text:span> se utiliza para configurar el montaje automático de sistemas de archivos durante el arranque del sistema.</text:p>
      <text:p text:style-name="Horizontal_20_Line"><text:soft-page-break/></text:p>
      <text:p text:style-name="P4"><text:span text:style-name="Strong_20_Emphasis"><text:span text:style-name="T1">Pregunta 8:</text:span></text:span> ¿Cuál es el comando en la línea de comandos para montar una partición en Linux?</text:p>
      <text:p text:style-name="P4"><text:span text:style-name="Strong_20_Emphasis"><text:span text:style-name="T1">Respuesta 8:</text:span></text:span> El comando para montar una partición en Linux es <text:span text:style-name="Source_20_Text"><text:span text:style-name="T1">mount</text:span></text:span>.</text:p>
      <text:p text:style-name="Horizontal_20_Line"/>
      <text:p text:style-name="P4"><text:span text:style-name="Strong_20_Emphasis"><text:span text:style-name="T1">Pregunta 9:</text:span></text:span> ¿Cuál es el comando en la línea de comandos para desmontar una partición en Linux?</text:p>
      <text:p text:style-name="P4"><text:span text:style-name="Strong_20_Emphasis"><text:span text:style-name="T1">Respuesta 9:</text:span></text:span> El comando para desmontar una partición en Linux es <text:span text:style-name="Source_20_Text"><text:span text:style-name="T1">umount</text:span></text:span>.</text:p>
      <text:p text:style-name="Horizontal_20_Line"/>
      <text:p text:style-name="P4"><text:span text:style-name="Strong_20_Emphasis"><text:span text:style-name="T1">Pregunta 10:</text:span></text:span> ¿Qué es el punto de montaje de una partición en Linux?</text:p>
      <text:p text:style-name="P4"><text:span text:style-name="Strong_20_Emphasis"><text:span text:style-name="T1">Respuesta 10:</text:span></text:span> El punto de montaje es la ubicación en el sistema de archivos donde se adjunta una partición montada.</text:p>
      <text:p text:style-name="Horizontal_20_Line"/>
      <text:p text:style-name="P4"><text:span text:style-name="Strong_20_Emphasis"><text:span text:style-name="T1">Pregunta 11:</text:span></text:span> ¿Cuál es el propósito de la utilidad <text:span text:style-name="Source_20_Text"><text:span text:style-name="T1">gparted</text:span></text:span> en Linux?</text:p>
      <text:p text:style-name="P4"><text:span text:style-name="Strong_20_Emphasis"><text:span text:style-name="T1">Respuesta 11:</text:span></text:span> La utilidad <text:span text:style-name="Source_20_Text"><text:span text:style-name="T1">gparted</text:span></text:span> se utiliza para realizar tareas de gestión de particiones gráficamente en Linux.</text:p>
      <text:p text:style-name="Horizontal_20_Line"/>
      <text:p text:style-name="P4"><text:span text:style-name="Strong_20_Emphasis"><text:span text:style-name="T1">Pregunta 12:</text:span></text:span> ¿Cuál es el comando en la línea de comandos para redimensionar una partición en Linux?</text:p>
      <text:p text:style-name="P4"><text:span text:style-name="Strong_20_Emphasis"><text:span text:style-name="T1">Respuesta 12:</text:span></text:span> El comando para redimensionar una partición en Linux es <text:span text:style-name="Source_20_Text"><text:span text:style-name="T1">resize2fs</text:span></text:span> para redimensionar el sistema de archivos y luego <text:span text:style-name="Source_20_Text"><text:span text:style-name="T1">fdisk</text:span></text:span> o <text:span text:style-name="Source_20_Text"><text:span text:style-name="T1">parted</text:span></text:span> para redimensionar la partición.</text:p>
      <text:p text:style-name="Horizontal_20_Line"/>
      <text:p text:style-name="P4"><text:span text:style-name="Strong_20_Emphasis"><text:span text:style-name="T1">Pregunta 13:</text:span></text:span> ¿Cuál es el propósito de la utilidad <text:span text:style-name="Source_20_Text"><text:span text:style-name="T1">fdisk</text:span></text:span> en la línea de comandos?</text:p>
      <text:p text:style-name="P4"><text:span text:style-name="Strong_20_Emphasis"><text:span text:style-name="T1">Respuesta 13:</text:span></text:span> La utilidad <text:span text:style-name="Source_20_Text"><text:span text:style-name="T1">fdisk</text:span></text:span> se utiliza para crear, editar y administrar particiones en la línea de comandos.</text:p>
      <text:p text:style-name="Horizontal_20_Line"/>
      <text:p text:style-name="P4"><text:span text:style-name="Strong_20_Emphasis"><text:span text:style-name="T1">Pregunta 14:</text:span></text:span> ¿Cuál es el propósito de la utilidad <text:span text:style-name="Source_20_Text"><text:span text:style-name="T1">parted</text:span></text:span> en la línea de comandos?</text:p>
      <text:p text:style-name="P4"><text:span text:style-name="Strong_20_Emphasis"><text:span text:style-name="T1">Respuesta 14:</text:span></text:span> La utilidad <text:span text:style-name="Source_20_Text"><text:span text:style-name="T1">parted</text:span></text:span> se utiliza para crear, editar y administrar particiones en la línea de comandos, y es más versátil que <text:span text:style-name="Source_20_Text"><text:span text:style-name="T1">fdisk</text:span></text:span>.</text:p>
      <text:p text:style-name="Horizontal_20_Line"/>
      <text:p text:style-name="P4"><text:soft-page-break/><text:span text:style-name="Strong_20_Emphasis"><text:span text:style-name="T1">Pregunta 15:</text:span></text:span> ¿Cuál es el tamaño máximo de una partición en el sistema de archivos ext4?</text:p>
      <text:p text:style-name="P4"><text:span text:style-name="Strong_20_Emphasis"><text:span text:style-name="T1">Respuesta 15:</text:span></text:span> El tamaño máximo de una partición en el sistema de archivos ext4 es de 1 exabyte (EB).</text:p>
      <text:p text:style-name="Horizontal_20_Line"/>
      <text:p text:style-name="P4"><text:span text:style-name="Strong_20_Emphasis"><text:span text:style-name="T1">Pregunta 16:</text:span></text:span> ¿Qué es la fragmentación en un sistema de archivos y cómo afecta al rendimiento?</text:p>
      <text:p text:style-name="P4"><text:span text:style-name="Strong_20_Emphasis"><text:span text:style-name="T1">Respuesta 16:</text:span></text:span> La fragmentación es la dispersión de los datos en el disco duro y puede afectar al rendimiento del sistema de archivos al ralentizar la lectura y escritura de archivos.</text:p>
      <text:p text:style-name="Horizontal_20_Line"/>
      <text:p text:style-name="P4"><text:span text:style-name="Strong_20_Emphasis"><text:span text:style-name="T1">Pregunta 17:</text:span></text:span> ¿Cuál es el propósito del comando <text:span text:style-name="Source_20_Text"><text:span text:style-name="T1">df</text:span></text:span> en la línea de comandos?</text:p>
      <text:p text:style-name="P4"><text:span text:style-name="Strong_20_Emphasis"><text:span text:style-name="T1">Respuesta 17:</text:span></text:span> El propósito del comando <text:span text:style-name="Source_20_Text"><text:span text:style-name="T1">df</text:span></text:span> es mostrar información sobre el espacio en disco utilizado y disponible en las particiones montadas.</text:p>
      <text:p text:style-name="Horizontal_20_Line"/>
      <text:p text:style-name="P4"><text:span text:style-name="Strong_20_Emphasis"><text:span text:style-name="T1">Pregunta 18:</text:span></text:span> ¿Cuál es el propósito del comando <text:span text:style-name="Source_20_Text"><text:span text:style-name="T1">du</text:span></text:span> en la línea de comandos?</text:p>
      <text:p text:style-name="P4"><text:span text:style-name="Strong_20_Emphasis"><text:span text:style-name="T1">Respuesta 18:</text:span></text:span> El propósito del comando <text:span text:style-name="Source_20_Text"><text:span text:style-name="T1">du</text:span></text:span> es mostrar el uso del espacio en disco de un directorio y sus subdirectorios.</text:p>
      <text:p text:style-name="Horizontal_20_Line"/>
      <text:p text:style-name="P4"><text:span text:style-name="Strong_20_Emphasis"><text:span text:style-name="T1">Pregunta 19:</text:span></text:span> ¿Cuál es el comando en la línea de comandos para listar todas las particiones en un disco en Linux?</text:p>
      <text:p text:style-name="P4"><text:span text:style-name="Strong_20_Emphasis"><text:span text:style-name="T1">Respuesta 19:</text:span></text:span> El comando para listar todas las particiones en un disco en Linux es <text:span text:style-name="Source_20_Text"><text:span text:style-name="T1">lsblk</text:span></text:span>.</text:p>
      <text:p text:style-name="Horizontal_20_Line"/>
      <text:p text:style-name="P4"><text:span text:style-name="Strong_20_Emphasis"><text:span text:style-name="T1">Pregunta 20:</text:span></text:span> ¿Qué es un sistema de archivos journaling y cuál es su ventaja?</text:p>
      <text:p text:style-name="P4"><text:span text:style-name="Strong_20_Emphasis"><text:span text:style-name="T1">Respuesta 20:</text:span></text:span> Un sistema de archivos journaling es un sistema de archivos que registra cambios antes de aplicarlos, lo que ayuda a evitar la corrupción de datos en caso de un cierre inesperado del sistema. Su ventaja es la mayor integridad de los datos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2b2a6e" officeooo:paragraph-rsid="002b2a6e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Dispositivos, sistemas de ficheros y estándar de jerarquía en Linux</text:p>
        <text:p text:style-name="MP2">Creación de particiones y sistemas de archivos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2:13:36.122414968</dc:date>
    <meta:editing-duration>PT2H8M46S</meta:editing-duration>
    <meta:editing-cycles>27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758" meta:character-count="4358" meta:non-whitespace-character-count="3643"/>
  </office:meta>
</office:document-meta>
</file>